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rebuchet MS" style:font-name-complex="Trebuchet MS"/>
    </style:style>
    <style:style style:name="P2" style:family="paragraph" style:parent-style-name="Text_20_body">
      <style:paragraph-properties fo:margin-left="0cm" fo:margin-right="0cm" fo:text-indent="0cm" style:auto-text-indent="false">
        <style:tab-stops>
          <style:tab-stop style:position="1.27cm"/>
        </style:tab-stops>
      </style:paragraph-properties>
      <style:text-properties style:font-name="Trebuchet MS" style:font-name-complex="Trebuchet MS"/>
    </style:style>
    <style:style style:name="P3" style:family="paragraph" style:parent-style-name="Text_20_body">
      <style:paragraph-properties fo:margin-left="0cm" fo:margin-right="0cm" fo:text-indent="0cm" style:auto-text-indent="false">
        <style:tab-stops>
          <style:tab-stop style:position="1.27cm"/>
        </style:tab-stops>
      </style:paragraph-properties>
      <style:text-properties style:font-name="Trebuchet MS" style:font-name-complex="Trebuchet MS"/>
    </style:style>
    <style:style style:name="P4" style:family="paragraph" style:parent-style-name="Text_20_body">
      <style:paragraph-properties fo:margin-left="0cm" fo:margin-right="0cm" fo:text-indent="0cm" style:auto-text-indent="false">
        <style:tab-stops>
          <style:tab-stop style:position="1.905cm"/>
        </style:tab-stops>
      </style:paragraph-properties>
      <style:text-properties style:font-name="Trebuchet MS" style:font-name-complex="Trebuchet MS"/>
    </style:style>
    <style:style style:name="P5" style:family="paragraph" style:parent-style-name="Text_20_body" style:list-style-name="WW8Num4">
      <style:paragraph-properties fo:margin-left="0cm" fo:margin-right="0cm" fo:text-indent="0cm" style:auto-text-indent="false">
        <style:tab-stops>
          <style:tab-stop style:position="1.905cm"/>
        </style:tab-stops>
      </style:paragraph-properties>
      <style:text-properties style:font-name="Trebuchet MS" style:font-name-complex="Trebuchet MS"/>
    </style:style>
    <style:style style:name="P6" style:family="paragraph" style:parent-style-name="Text_20_body" style:list-style-name="WW8Num4">
      <style:paragraph-properties fo:margin-left="0cm" fo:margin-right="0cm" fo:text-indent="0cm" style:auto-text-indent="false">
        <style:tab-stops>
          <style:tab-stop style:position="1.27cm"/>
        </style:tab-stops>
      </style:paragraph-properties>
      <style:text-properties style:font-name="Trebuchet MS" style:text-underline-style="solid" style:text-underline-width="auto" style:text-underline-color="font-color" style:font-name-complex="Trebuchet MS"/>
    </style:style>
    <style:style style:name="P7" style:family="paragraph" style:parent-style-name="Text_20_body">
      <style:paragraph-properties fo:margin-left="0cm" fo:margin-right="0cm" fo:text-indent="0cm" style:auto-text-indent="false">
        <style:tab-stops>
          <style:tab-stop style:position="1.905cm"/>
        </style:tab-stops>
      </style:paragraph-properties>
    </style:style>
    <style:style style:name="T1" style:family="text">
      <style:text-properties style:font-name="Trebuchet MS" style:font-name-complex="Trebuchet MS"/>
    </style:style>
    <style:style style:name="T2" style:family="text">
      <style:text-properties style:font-name="Trebuchet MS" fo:font-weight="bold" style:font-name-complex="Trebuchet M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Cheap As Chips</text:p>
      <text:p text:style-name="P1">Student: Niall Coffey</text:p>
      <text:p text:style-name="P1">Student no: x00124473</text:p>
      <text:p text:style-name="P1">Hdip Final Project 2015</text:p>
      <text:p text:style-name="P1"/>
      <text:p text:style-name="P1">Overview:</text:p>
      <text:p text:style-name="P1">The project is a recipe database, focusing on low cost easy to prepare and largely healthy recipes. Initially it will be fronted with a Website, called Cheap As Chips. Eventually I hope to access the database via a phone app.</text:p>
      <text:p text:style-name="P1">Aims and Scope of Project:</text:p>
      <text:p text:style-name="P1">The idea is to create a go-to site where people on a budget can find easy and inexpensive recipes. It is aimed at the enthusiastic amateur cook with basic cooking ability. Initially the site will have a small amount of recipes created by me. It is hoped that it will build into an online community, where users can add recipes and even rate them and add comments. However in the initial design. It will kept simple and clean, with ability to add recipes, search recipes. It will also allow uploading of an image for each recipe.</text:p>
      <text:p text:style-name="P2">Research into similar systems:</text:p>
      <text:p text:style-name="P2">During my research it became apparent that this is a popular subject, with hundreds of sites offering recipes. However most of these sites are largely if not solely commercial. They are very advertisement heavy. The larger more popular sites Sites such as: </text:p>
      <text:p text:style-name="P2"><text:a xlink:type="simple" xlink:href="http://www.bbcgoodfood.com/" text:style-name="Internet_20_link" text:visited-style-name="Visited_20_Internet_20_Link">http://www.bbcgoodfood.com/</text:a></text:p>
      <text:p text:style-name="P2">allrecipes.com/</text:p>
      <text:p text:style-name="P2"/>
      <text:p text:style-name="P2">These sites do a lot of things right, multiple search capabilities, image heavy, a rating system by other users. Comments section for each recipe.</text:p>
      <text:p text:style-name="P2">My favourite site <text:s/><text:a xlink:type="simple" xlink:href="http://www.yummly.com/" text:style-name="Internet_20_link" text:visited-style-name="Visited_20_Internet_20_Link">http://www.yummly.com/</text:a> is very clean and uncluttered just a navigation bar, a search box, a pull-down menu, and pictures/links to recipes.</text:p>
      <text:p text:style-name="P2">I would endeavour to emulate the positives of the above. A clean uncluttered and uncomplicated site. Target the site at a specific audience (young people on a budget).</text:p>
      <text:p text:style-name="P2"/>
      <text:list xml:id="list6663717278737149913" text:style-name="WW8Num4">
        <text:list-header>
          <text:p text:style-name="P6">Technical aspects of the project:</text:p>
          <text:p text:style-name="P5">There are several technologies available</text:p>
        </text:list-header>
      </text:list>
      <text:p text:style-name="P4">HTML is the standard markup language internationally, It has been used for years as the de facto standard <text:s/>for static websites. However each page has to be built seperately. Also any styles colours etc. have to copied for each page, so for large websites or sites with a lot of content or dynamic content (such as lots of recipes), it would be very cumbersome and almost unmanageable.</text:p>
      <text:p text:style-name="P4"/>
      <text:p text:style-name="P4"/>
      <text:p text:style-name="P4"/>
      <text:list xml:id="list32415115" text:continue-numbering="true" text:style-name="WW8Num4">
        <text:list-header>
          <text:p text:style-name="P6"><text:soft-page-break/>(Technical aspects of the project:)</text:p>
        </text:list-header>
      </text:list>
      <text:p text:style-name="P4">CSS are Cascading Style Sheets. They are a powerful tool to add styling to web pages. It marries up with HTML, to allow us to add styling to our content. It seperates style from content.</text:p>
      <text:p text:style-name="P7"><text:span text:style-name="T1">HTML = content and CSS = style. This allows us to create only one or two style sheets that can be used by our html pages. So changes can be made globally for all pages if necessary.</text:span></text:p>
      <text:p text:style-name="P7"><text:span text:style-name="T1">There are many languages used to code websites and to add dynamism such as javascript, php, ruby-on-rails, all object oriented solutions. It seems everyone has their favourite. </text:span></text:p>
      <text:p text:style-name="P7"><text:span text:style-name="T1">Javascipt appears to be the current standard :</text:span></text:p>
      <text:p text:style-name="P7"><text:span text:style-name="T1">“Alongside </text:span><text:a xlink:type="simple" xlink:href="https://en.wikipedia.org/wiki/HTML" text:style-name="Internet_20_link" text:visited-style-name="Visited_20_Internet_20_Link"><text:span text:style-name="T1">HTML</text:span></text:a><text:span text:style-name="T1"> and </text:span><text:a xlink:type="simple" xlink:href="https://en.wikipedia.org/wiki/CSS" text:style-name="Internet_20_link" text:visited-style-name="Visited_20_Internet_20_Link"><text:span text:style-name="T1">CSS</text:span></text:a><text:span text:style-name="T1">, it is one of the three essential technologies of </text:span><text:a xlink:type="simple" xlink:href="https://en.wikipedia.org/wiki/World_Wide_Web" text:style-name="Internet_20_link" text:visited-style-name="Visited_20_Internet_20_Link"><text:span text:style-name="T1">World Wide Web</text:span></text:a><text:span text:style-name="T1"> content production; the majority of </text:span><text:a xlink:type="simple" xlink:href="https://en.wikipedia.org/wiki/Website" text:style-name="Internet_20_link" text:visited-style-name="Visited_20_Internet_20_Link"><text:span text:style-name="T1">websites</text:span></text:a><text:span text:style-name="T1"> employ it and it is supported by all modern </text:span><text:a xlink:type="simple" xlink:href="https://en.wikipedia.org/wiki/Web_browser" text:style-name="Internet_20_link" text:visited-style-name="Visited_20_Internet_20_Link"><text:span text:style-name="T1">web browsers</text:span></text:a><text:span text:style-name="T1"> “ <text:s/>(wikipedia”)</text:span></text:p>
      <text:p text:style-name="P7"><text:span text:style-name="T1">it is opensource and can be downloaded from their website.</text:span></text:p>
      <text:p text:style-name="P7"><text:span text:style-name="T1">https://www.javascript.com/</text:span></text:p>
      <text:p text:style-name="P7"><text:span text:style-name="T1"/></text:p>
      <text:p text:style-name="P7"><text:span text:style-name="T1"/></text:p>
      <text:p text:style-name="P7"><text:span text:style-name="T1">Overview:</text:span></text:p>
      <text:p text:style-name="P7"><text:span text:style-name="T1">Having considered all the above technologies. I will be using the newer and more flexible ASP.net web application framework. </text:span></text:p>
      <text:p text:style-name="P7"><text:span text:style-name="T1">“ASP.NET Web Pages and the new Razor syntax provide a fast, approachable, and lightweight way to combine server code with HTML to create dynamic web content. Connect to databases, add video, link to social networking sites, and include many more features that let you create beautiful sites using the latest web standards.”</text:span></text:p>
      <text:p text:style-name="P7"><text:span text:style-name="T1">source: http://www.asp.net/web-pages </text:span></text:p>
      <text:p text:style-name="P7"><text:span text:style-name="T1">I have chosen to use the MVC programming model to create my website for several reasons. It allows me to use Model classes to create my Database, which are familiar to me and allow me to picture entity relationships very clearly. It also clearly delineates the different parts to the system, Models = Data Tables, Views = Website pages, Controller = Data Processing. I will be using the ASP.net web application framework.</text:span></text:p>
      <text:p text:style-name="P7"><text:span text:style-name="T1">I will also be using Entity framework which will allow me create the database from my model classes. It will also allow me basic Read Update and Delete access to the databse using standard Http get and post methods. I will be adopting the Code First approach. </text:span></text:p>
      <text:p text:style-name="P7"><text:span text:style-name="T1">I will be using the Razor View Engine to display my pages, this allows us to use a combination of html, xaml and c# to dynamically create our webpages.</text:span></text:p>
      <text:p text:style-name="P7"><text:span text:style-name="T1"/></text:p>
      <text:p text:style-name="P7"><text:span text:style-name="T1">I will be using Gimp opensource image manipulation software for any graphics or backgrounds </text:span></text:p>
      <text:p text:style-name="P7"><text:span text:style-name="T1">The entire project will be created using Visual Studio Community 2015 (copyright microsoft)</text:span></text:p>
      <text:p text:style-name="P7"><text:span text:style-name="T1">It is hoped to run this website and database on the Azure cloud, with at least two instances.</text:span></text:p>
      <text:p text:style-name="P7"><text:soft-page-break/><text:span text:style-name="T1">Bibliography:</text:span></text:p>
      <text:p text:style-name="P7"><text:span text:style-name="T1"><text:line-break/></text:span><text:a xlink:type="simple" xlink:href="http://www.asp.net/" text:style-name="Internet_20_link" text:visited-style-name="Visited_20_Internet_20_Link"><text:span text:style-name="T1">http://www.asp.net/</text:span></text:a></text:p>
      <text:p text:style-name="P7"><text:a xlink:type="simple" xlink:href="https://www.visualstudio.com/" text:style-name="Internet_20_link" text:visited-style-name="Visited_20_Internet_20_Link"><text:span text:style-name="T1">https://www.visualstudio.com/</text:span></text:a></text:p>
      <text:p text:style-name="P7"><text:a xlink:type="simple" xlink:href="http://www.w3schools.com/aspnet/mvc_intro.asp" text:style-name="Internet_20_link" text:visited-style-name="Visited_20_Internet_20_Link"><text:span text:style-name="T1">http://www.w3schools.com/aspnet/mvc_intro.asp</text:span></text:a></text:p>
      <text:p text:style-name="P7"><text:span text:style-name="Citation"><text:span text:style-name="T1">https://www.</text:span></text:span><text:span text:style-name="Citation"><text:span text:style-name="T2">gimp</text:span></text:span><text:span text:style-name="Citation"><text:span text:style-name="T1">.org/</text:span></text:span><text:span text:style-name="T1"> </text:span></text:p>
      <text:p text:style-name="P7"><text:a xlink:type="simple" xlink:href="http://www.bbcgoodfood.com/" text:style-name="Internet_20_link" text:visited-style-name="Visited_20_Internet_20_Link"><text:span text:style-name="T1">http://www.bbcgoodfood.com/</text:span></text:a></text:p>
      <text:p text:style-name="P7"><text:span text:style-name="T1">allrecipes.com/</text:span></text:p>
      <text:p text:style-name="P7"><text:a xlink:type="simple" xlink:href="http://www.yummly.com/" text:style-name="Internet_20_link" text:visited-style-name="Visited_20_Internet_20_Link"><text:span text:style-name="T1">http://www.yummly.com/</text:span></text:a></text:p>
      <text:p text:style-name="P7"><text:span text:style-name="T1">https://azure.microsoft.com/en-g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4z0" style:family="text">
      <style:text-properties style:font-name="Symbol" style:font-name-comple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all coffey</meta:initial-creator>
    <meta:creation-date>2015-12-17T11:18:29.57</meta:creation-date>
    <meta:generator>OpenOffice/4.1.1$Win32 OpenOffice.org_project/411m6$Build-9775</meta:generator>
    <dc:date>2015-12-18T12:25:20.71</dc:date>
    <dc:creator>niall coffey</dc:creator>
    <meta:editing-duration>PT5H47M47S</meta:editing-duration>
    <meta:editing-cycles>5</meta:editing-cycles>
    <meta:document-statistic meta:table-count="0" meta:image-count="0" meta:object-count="0" meta:page-count="3" meta:paragraph-count="45" meta:word-count="795" meta:character-count="4878"/>
  </office:meta>
</office:document-meta>
</file>